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984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4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1209in" svg:y="0.5311in">
            <draw:object draw:notify-on-update-of-ranges="Sheet1.B2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422in" svg:y="0.7713in">
            <draw:object draw:notify-on-update-of-ranges="Sheet1.C2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pasuk</text:p>
          </table:table-cell>
          <table:table-cell table:style-name="ce1" office:value-type="string" calcext:value-type="string">
            <text:p>Comm-chars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table:formula="of:=LOG([.B3])" office:value-type="float" office:value="2.86153441085904" calcext:value-type="float">
            <text:p>2.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7" calcext:value-type="float">
            <text:p>857</text:p>
          </table:table-cell>
          <table:table-cell table:formula="of:=LOG([.B4])" office:value-type="float" office:value="2.9329808219232" calcext:value-type="float">
            <text:p>2.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table:formula="of:=LOG([.B5])" office:value-type="float" office:value="3.19865708695442" calcext:value-type="float">
            <text:p>3.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0" calcext:value-type="float">
            <text:p>1870</text:p>
          </table:table-cell>
          <table:table-cell table:formula="of:=LOG([.B6])" office:value-type="float" office:value="3.2718416065365" calcext:value-type="float">
            <text:p>3.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5" calcext:value-type="float">
            <text:p>1935</text:p>
          </table:table-cell>
          <table:table-cell table:formula="of:=LOG([.B7])" office:value-type="float" office:value="3.28668096935493" calcext:value-type="float">
            <text:p>3.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3" calcext:value-type="float">
            <text:p>2173</text:p>
          </table:table-cell>
          <table:table-cell table:formula="of:=LOG([.B8])" office:value-type="float" office:value="3.33705972632052" calcext:value-type="float">
            <text:p>3.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  <table:table-cell table:formula="of:=LOG([.B9])" office:value-type="float" office:value="3.36078268987328" calcext:value-type="float">
            <text:p>3.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8" calcext:value-type="float">
            <text:p>2398</text:p>
          </table:table-cell>
          <table:table-cell table:formula="of:=LOG([.B10])" office:value-type="float" office:value="3.37984917876283" calcext:value-type="float">
            <text:p>3.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1" calcext:value-type="float">
            <text:p>2701</text:p>
          </table:table-cell>
          <table:table-cell table:formula="of:=LOG([.B11])" office:value-type="float" office:value="3.43152458418745" calcext:value-type="float">
            <text:p>3.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92" calcext:value-type="float">
            <text:p>2792</text:p>
          </table:table-cell>
          <table:table-cell table:formula="of:=LOG([.B12])" office:value-type="float" office:value="3.44591541395112" calcext:value-type="float">
            <text:p>3.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13" calcext:value-type="float">
            <text:p>3513</text:p>
          </table:table-cell>
          <table:table-cell table:formula="of:=LOG([.B13])" office:value-type="float" office:value="3.54567814979202" calcext:value-type="float">
            <text:p>3.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1" calcext:value-type="float">
            <text:p>4251</text:p>
          </table:table-cell>
          <table:table-cell table:formula="of:=LOG([.B14])" office:value-type="float" office:value="3.62849110496712" calcext:value-type="float">
            <text:p>3.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2" calcext:value-type="float">
            <text:p>4312</text:p>
          </table:table-cell>
          <table:table-cell table:formula="of:=LOG([.B15])" office:value-type="float" office:value="3.63467875217868" calcext:value-type="float">
            <text:p>3.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17" calcext:value-type="float">
            <text:p>6517</text:p>
          </table:table-cell>
          <table:table-cell table:formula="of:=LOG([.B16])" office:value-type="float" office:value="3.8140477209956" calcext:value-type="float">
            <text:p>3.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26" calcext:value-type="float">
            <text:p>14726</text:p>
          </table:table-cell>
          <table:table-cell table:formula="of:=LOG([.B17])" office:value-type="float" office:value="4.16808479614068" calcext:value-type="float">
            <text:p>4.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pasuk</text:p>
          </table:table-cell>
          <table:table-cell table:style-name="ce1" office:value-type="string" calcext:value-type="string">
            <text:p>Comm-chars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26" calcext:value-type="float">
            <text:p>14726</text:p>
          </table:table-cell>
          <table:table-cell table:formula="of:=LOG([.B2])" office:value-type="float" office:value="4.16808479614068" calcext:value-type="float">
            <text:p>4.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2" calcext:value-type="float">
            <text:p>4312</text:p>
          </table:table-cell>
          <table:table-cell table:formula="of:=LOG([.B3])" office:value-type="float" office:value="3.63467875217868" calcext:value-type="float">
            <text:p>3.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1" calcext:value-type="float">
            <text:p>4251</text:p>
          </table:table-cell>
          <table:table-cell table:formula="of:=LOG([.B4])" office:value-type="float" office:value="3.62849110496712" calcext:value-type="float">
            <text:p>3.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table:formula="of:=LOG([.B5])" office:value-type="float" office:value="2.86153441085904" calcext:value-type="float">
            <text:p>2.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  <table:table-cell table:formula="of:=LOG([.B6])" office:value-type="float" office:value="3.36078268987328" calcext:value-type="float">
            <text:p>3.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table:formula="of:=LOG([.B7])" office:value-type="float" office:value="3.19865708695442" calcext:value-type="float">
            <text:p>3.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8" calcext:value-type="float">
            <text:p>2398</text:p>
          </table:table-cell>
          <table:table-cell table:formula="of:=LOG([.B8])" office:value-type="float" office:value="3.37984917876283" calcext:value-type="float">
            <text:p>3.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13" calcext:value-type="float">
            <text:p>3513</text:p>
          </table:table-cell>
          <table:table-cell table:formula="of:=LOG([.B9])" office:value-type="float" office:value="3.54567814979202" calcext:value-type="float">
            <text:p>3.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3" calcext:value-type="float">
            <text:p>2173</text:p>
          </table:table-cell>
          <table:table-cell table:formula="of:=LOG([.B10])" office:value-type="float" office:value="3.33705972632052" calcext:value-type="float">
            <text:p>3.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7" calcext:value-type="float">
            <text:p>857</text:p>
          </table:table-cell>
          <table:table-cell table:formula="of:=LOG([.B11])" office:value-type="float" office:value="2.9329808219232" calcext:value-type="float">
            <text:p>2.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92" calcext:value-type="float">
            <text:p>2792</text:p>
          </table:table-cell>
          <table:table-cell table:formula="of:=LOG([.B12])" office:value-type="float" office:value="3.44591541395112" calcext:value-type="float">
            <text:p>3.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17" calcext:value-type="float">
            <text:p>6517</text:p>
          </table:table-cell>
          <table:table-cell table:formula="of:=LOG([.B14])" office:value-type="float" office:value="3.8140477209956" calcext:value-type="float">
            <text:p>3.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0" calcext:value-type="float">
            <text:p>1870</text:p>
          </table:table-cell>
          <table:table-cell table:formula="of:=LOG([.B15])" office:value-type="float" office:value="3.2718416065365" calcext:value-type="float">
            <text:p>3.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1" calcext:value-type="float">
            <text:p>2701</text:p>
          </table:table-cell>
          <table:table-cell table:formula="of:=LOG([.B16])" office:value-type="float" office:value="3.43152458418745" calcext:value-type="float">
            <text:p>3.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5" calcext:value-type="float">
            <text:p>1935</text:p>
          </table:table-cell>
          <table:table-cell table:formula="of:=LOG([.B17])" office:value-type="float" office:value="3.28668096935493" calcext:value-type="float">
            <text:p>3.287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2:Sheet1.B1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D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21:19:42.069752147</meta:creation-date>
    <dc:date>2022-01-09T21:26:46.518372243</dc:date>
    <meta:editing-duration>PT7M5S</meta:editing-duration>
    <meta:editing-cycles>6</meta:editing-cycles>
    <meta:generator>LibreOffice/6.4.7.2$Linux_X86_64 LibreOffice_project/40$Build-2</meta:generator>
    <meta:document-statistic meta:table-count="2" meta:cell-count="13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B2:Sheet1.B17" svg:x="0.32cm" svg:y="0.18cm" svg:width="13.097cm" svg:height="8.64cm">
          <chartooo:coordinate-region svg:x="1.497cm" svg:y="0.379cm" svg:width="11.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26">
                <text:p>147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" chart:maximum="4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C2:Sheet1.C17" svg:x="0.32cm" svg:y="0.18cm" svg:width="13.097cm" svg:height="8.64cm">
          <chartooo:coordinate-region svg:x="1.047cm" svg:y="0.379cm" svg:width="12.3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6153441085904">
                <text:p>2.86153441085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329808219232">
                <text:p>2.9329808219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865708695442">
                <text:p>3.19865708695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718416065365">
                <text:p>3.2718416065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8668096935493">
                <text:p>3.28668096935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3705972632052">
                <text:p>3.33705972632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6078268987328">
                <text:p>3.36078268987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984917876283">
                <text:p>3.3798491787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3152458418745">
                <text:p>3.43152458418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4591541395112">
                <text:p>3.44591541395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4567814979202">
                <text:p>3.54567814979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2849110496712">
                <text:p>3.62849110496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3467875217868">
                <text:p>3.63467875217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140477209956">
                <text:p>3.8140477209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6808479614068">
                <text:p>4.16808479614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